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"/>
    <style:font-face style:name="gotham" svg:font-family="gotham, helvetica, arial, sans-serif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 officeooo:paragraph-rsid="00198daa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 fo:font-weight="bold" style:font-weight-asian="bold" style:font-weight-complex="bold"/>
    </style:style>
    <style:style style:name="T1" style:family="text">
      <style:text-properties officeooo:rsid="00198daa"/>
    </style:style>
    <style:style style:name="T2" style:family="text">
      <style:text-properties style:font-name="Nimbus Mono L"/>
    </style:style>
    <style:style style:name="T3" style:family="text">
      <style:text-properties style:font-name="Nimbus Mono L" officeooo:rsid="00198d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om:<text:tab/><text:tab/>Timothy Leung</text:p>
      <text:p text:style-name="P3">To:<text:tab/><text:tab/>AP Physics students</text:p>
      <text:p text:style-name="P3">Date:<text:tab/><text:tab/>January 14, 2018</text:p>
      <text:p text:style-name="P3">Subject:<text:tab/>Notice for Class 9</text:p>
      <text:p text:style-name="P1"/>
      <text:p text:style-name="P2"><text:span text:style-name="T1">There will be no new material for Class 9. Instead, for </text:span>the first hour, we will be finishing up our discussion on Kepler's second and third laws of planetary motion. <text:s/>There were a few minor typos in the Class 8 slides. <text:s/>They have been fixed; please download the corrected file, labelled <text:span text:style-name="T2">08-gravitation-rev1.pdf</text:span>. <text:s/>In the second part of the class we will do a mock AP Physics C: Mechanics exam. The exam is 90 minute long, with 45 minutes of multiple-choice questions <text:span text:style-name="T1">(35 questions)</text:span> and 45 minutes of free-response questions <text:span text:style-name="T1">(3 questions)</text:span>. <text:s/>The mock exam will be marked and returned to you <text:span text:style-name="T1">at the next class. <text:s/>The equations (</text:span><text:span text:style-name="T3">09-equations.pdf</text:span><text:span text:style-name="T1">) that you will need are also downloadable from the school website.</text:span></text:p>
      <text:p text:style-name="P1"/>
      <text:p text:style-name="P1"><text:span text:style-name="T1">Beginning in </text:span>Class 10, we will discus<text:span text:style-name="T1">s</text:span> topics in AP Physics C: Electricity and Magnetism. Once we have finished these topics, we will do another mock exam.</text:p>
      <text:p text:style-name="P1"/>
      <text:p text:style-name="P1">Please come to class on time.</text:p>
      <text:p text:style-name="P1"/>
      <text:p text:style-name="P1">Ti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"/>
    <style:font-face style:name="gotham" svg:font-family="gotham, helvetica, arial, sans-serif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3:33:04.130618321</meta:creation-date>
    <dc:date>2018-01-16T13:41:29.465687948</dc:date>
    <meta:editing-duration>PT8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69" meta:character-count="987" meta:non-whitespace-character-count="818"/>
  </office:meta>
</office:document-meta>
</file>